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1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AlexNet Weights and Biase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Network Layer</text:p>
          </table:table-cell>
          <table:table-cell office:value-type="string">
            <text:p>Weights</text:p>
          </table:table-cell>
          <table:table-cell office:value-type="string">
            <text:p>Biases</text:p>
          </table:table-cell>
          <table:table-cell office:value-type="string">
            <text:p>Sum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3*96*11*11" office:value-type="float" office:value="34848">
            <text:p>34848</text:p>
          </table:table-cell>
          <table:table-cell office:value-type="float" office:value="96">
            <text:p>96</text:p>
          </table:table-cell>
          <table:table-cell table:formula="of:=[.B5]+[.C5]" office:value-type="float" office:value="34944">
            <text:p>34944</text:p>
          </table:table-cell>
          <table:table-cell office:value-type="string">
            <text:p>Convolutional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96*256*5*5" office:value-type="float" office:value="614400">
            <text:p>614400</text:p>
          </table:table-cell>
          <table:table-cell office:value-type="float" office:value="256">
            <text:p>256</text:p>
          </table:table-cell>
          <table:table-cell table:formula="of:=[.B6]+[.C6]" office:value-type="float" office:value="614656">
            <text:p>61465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256*384*3*3" office:value-type="float" office:value="884736">
            <text:p>884736</text:p>
          </table:table-cell>
          <table:table-cell office:value-type="float" office:value="384">
            <text:p>384</text:p>
          </table:table-cell>
          <table:table-cell table:formula="of:=[.B7]+[.C7]" office:value-type="float" office:value="885120">
            <text:p>88512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384*384*3*3" office:value-type="float" office:value="1327104">
            <text:p>1327104</text:p>
          </table:table-cell>
          <table:table-cell office:value-type="float" office:value="384">
            <text:p>384</text:p>
          </table:table-cell>
          <table:table-cell table:formula="of:=[.B8]+[.C8]" office:value-type="float" office:value="1327488">
            <text:p>132748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384*256*3*3" office:value-type="float" office:value="884736">
            <text:p>884736</text:p>
          </table:table-cell>
          <table:table-cell office:value-type="float" office:value="256">
            <text:p>256</text:p>
          </table:table-cell>
          <table:table-cell table:formula="of:=[.B9]+[.C9]" office:value-type="float" office:value="884992">
            <text:p>88499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6*6*256*4096" office:value-type="float" office:value="37748736">
            <text:p>37748736</text:p>
          </table:table-cell>
          <table:table-cell office:value-type="float" office:value="4096">
            <text:p>4096</text:p>
          </table:table-cell>
          <table:table-cell table:formula="of:=[.B10]+[.C10]" office:value-type="float" office:value="37752832">
            <text:p>37752832</text:p>
          </table:table-cell>
          <table:table-cell office:value-type="string">
            <text:p>Fully Connec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4096*4096" office:value-type="float" office:value="16777216">
            <text:p>16777216</text:p>
          </table:table-cell>
          <table:table-cell office:value-type="float" office:value="4096">
            <text:p>4096</text:p>
          </table:table-cell>
          <table:table-cell table:formula="of:=[.B11]+[.C11]" office:value-type="float" office:value="16781312">
            <text:p>1678131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4096*1000" office:value-type="float" office:value="4096000">
            <text:p>4096000</text:p>
          </table:table-cell>
          <table:table-cell office:value-type="float" office:value="1000">
            <text:p>1000</text:p>
          </table:table-cell>
          <table:table-cell table:formula="of:=[.B12]+[.C12]" office:value-type="float" office:value="4097000">
            <text:p>40970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formula="of:=SUM([.B5:.B12])" office:value-type="float" office:value="62367776">
            <text:p>62367776</text:p>
          </table:table-cell>
          <table:table-cell table:formula="of:=SUM([.C5:.C12])" office:value-type="float" office:value="10568">
            <text:p>10568</text:p>
          </table:table-cell>
          <table:table-cell table:formula="of:=SUM([.D5:.D12])" office:value-type="float" office:value="62378344">
            <text:p>6237834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Grand total</text:p>
          </table:table-cell>
          <table:table-cell table:style-name="ce1" table:formula="of:=[.B14]+[.C14]" office:value-type="float" office:value="62378344">
            <text:p>62,378,344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1">01/09/2024</text:date>, <text:time>00:2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isal Memon</meta:initial-creator>
    <meta:creation-date>2024-08-31T23:31:32</meta:creation-date>
    <dc:date>2024-09-01T00:24:12</dc:date>
    <dc:creator>Faisal Memon</dc:creator>
    <meta:editing-duration>PT7M</meta:editing-duration>
    <meta:editing-cycles>1</meta:editing-cycles>
    <meta:document-statistic meta:table-count="3" meta:cell-count="46" meta:object-count="0"/>
    <meta:generator>OpenOffice/4.1.6$Unix OpenOffice.org_project/416m1$Build-9790</meta:generator>
  </office:meta>
</office:document-meta>
</file>